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4cm" svg:height="8.993cm" svg:x="0cm" svg:y="16.708cm">
            <draw:object draw:notify-on-update-of-ranges="Feuille1.A5:Feuille1.A22 Feuille1.B5:Feuille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ns 1</text:p>
          </table:table-cell>
          <table:table-cell table:number-columns-repeated="3"/>
          <table:table-cell office:value-type="string" calcext:value-type="string">
            <text:p>Sens 1</text:p>
          </table:table-cell>
          <table:table-cell table:number-columns-repeated="3"/>
          <table:table-cell office:value-type="string" calcext:value-type="string">
            <text:p>Sen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F (g)</text:p>
          </table:table-cell>
          <table:table-cell office:value-type="string" calcext:value-type="string">
            <text:p>F (N)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F (g)</text:p>
          </table:table-cell>
          <table:table-cell office:value-type="string" calcext:value-type="string">
            <text:p>F (N)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F (g)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ourne pas</text:p>
          </table:table-cell>
          <table:table-cell table:formula="of:=[.B3]/9810" office:value-type="string" office:string-value="" calcext:value-type="error">
            <text:p>#VALEUR !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F3]/9810" office:value-type="float" office:value="0" calcext:value-type="float">
            <text:p>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F3]/98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ourne pas</text:p>
          </table:table-cell>
          <table:table-cell table:formula="of:=[.B4]/9810" office:value-type="string" office:string-value="" calcext:value-type="error">
            <text:p>#VALEUR 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F4]/9810" office:value-type="float" office:value="0.000203873598369011" calcext:value-type="float">
            <text:p>0,00020387359836901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.2" calcext:value-type="float">
            <text:p>2,2</text:p>
          </table:table-cell>
          <table:table-cell table:formula="of:=[.F4]/9810" office:value-type="float" office:value="0.000203873598369011" calcext:value-type="float">
            <text:p>0,0002038735983690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formula="of:=[.B5]/9810" office:value-type="float" office:value="0.00112130479102956" calcext:value-type="float">
            <text:p>0,00112130479102956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.4" calcext:value-type="float">
            <text:p>5,4</text:p>
          </table:table-cell>
          <table:table-cell table:formula="of:=[.F5]/9810" office:value-type="float" office:value="0.00055045871559633" calcext:value-type="float">
            <text:p>0,00055045871559633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table:formula="of:=[.F5]/9810" office:value-type="float" office:value="0.00055045871559633" calcext:value-type="float">
            <text:p>0,0005504587155963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7" calcext:value-type="float">
            <text:p>27</text:p>
          </table:table-cell>
          <table:table-cell table:formula="of:=[.B6]/9810" office:value-type="float" office:value="0.00275229357798165" calcext:value-type="float">
            <text:p>0,0027522935779816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.7" calcext:value-type="float">
            <text:p>8,7</text:p>
          </table:table-cell>
          <table:table-cell table:formula="of:=[.F6]/9810" office:value-type="float" office:value="0.000886850152905199" calcext:value-type="float">
            <text:p>0,0008868501529051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.7" calcext:value-type="float">
            <text:p>8,7</text:p>
          </table:table-cell>
          <table:table-cell table:formula="of:=[.F6]/9810" office:value-type="float" office:value="0.000886850152905199" calcext:value-type="float">
            <text:p>0,000886850152905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7" calcext:value-type="float">
            <text:p>47</text:p>
          </table:table-cell>
          <table:table-cell table:formula="of:=[.B7]/9810" office:value-type="float" office:value="0.00479102956167176" calcext:value-type="float">
            <text:p>0,00479102956167176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1.9" calcext:value-type="float">
            <text:p>11,9</text:p>
          </table:table-cell>
          <table:table-cell table:formula="of:=[.F7]/9810" office:value-type="float" office:value="0.00121304791029562" calcext:value-type="float">
            <text:p>0,00121304791029562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0.5" calcext:value-type="float">
            <text:p>10,5</text:p>
          </table:table-cell>
          <table:table-cell table:formula="of:=[.F7]/9810" office:value-type="float" office:value="0.00121304791029562" calcext:value-type="float">
            <text:p>0,0012130479102956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6" calcext:value-type="float">
            <text:p>66</text:p>
          </table:table-cell>
          <table:table-cell table:formula="of:=[.B8]/9810" office:value-type="float" office:value="0.00672782874617737" calcext:value-type="float">
            <text:p>0,0067278287461773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5.2" calcext:value-type="float">
            <text:p>15,2</text:p>
          </table:table-cell>
          <table:table-cell table:formula="of:=[.F8]/9810" office:value-type="float" office:value="0.00154943934760449" calcext:value-type="float">
            <text:p>0,0015494393476044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3.6" calcext:value-type="float">
            <text:p>13,6</text:p>
          </table:table-cell>
          <table:table-cell table:formula="of:=[.F8]/9810" office:value-type="float" office:value="0.00154943934760449" calcext:value-type="float">
            <text:p>0,0015494393476044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" calcext:value-type="float">
            <text:p>90</text:p>
          </table:table-cell>
          <table:table-cell table:formula="of:=[.B9]/9810" office:value-type="float" office:value="0.00917431192660551" calcext:value-type="float">
            <text:p>0,00917431192660551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9.4" calcext:value-type="float">
            <text:p>19,4</text:p>
          </table:table-cell>
          <table:table-cell table:formula="of:=[.F9]/9810" office:value-type="float" office:value="0.00197757390417941" calcext:value-type="float">
            <text:p>0,00197757390417941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6.7" calcext:value-type="float">
            <text:p>16,7</text:p>
          </table:table-cell>
          <table:table-cell table:formula="of:=[.F9]/9810" office:value-type="float" office:value="0.00197757390417941" calcext:value-type="float">
            <text:p>0,0019775739041794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17" calcext:value-type="float">
            <text:p>117</text:p>
          </table:table-cell>
          <table:table-cell table:formula="of:=[.B10]/9810" office:value-type="float" office:value="0.0119266055045872" calcext:value-type="float">
            <text:p>0,0119266055045872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22.4" calcext:value-type="float">
            <text:p>22,4</text:p>
          </table:table-cell>
          <table:table-cell table:formula="of:=[.F10]/9810" office:value-type="float" office:value="0.00228338430173293" calcext:value-type="float">
            <text:p>0,00228338430173293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9.6" calcext:value-type="float">
            <text:p>19,6</text:p>
          </table:table-cell>
          <table:table-cell table:formula="of:=[.F10]/9810" office:value-type="float" office:value="0.00228338430173293" calcext:value-type="float">
            <text:p>0,0022833843017329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table:formula="of:=[.B11]/9810" office:value-type="float" office:value="0.0152905198776758" calcext:value-type="float">
            <text:p>0,0152905198776758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25.7" calcext:value-type="float">
            <text:p>25,7</text:p>
          </table:table-cell>
          <table:table-cell table:formula="of:=[.F11]/9810" office:value-type="float" office:value="0.00261977573904179" calcext:value-type="float">
            <text:p>0,00261977573904179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22.4" calcext:value-type="float">
            <text:p>22,4</text:p>
          </table:table-cell>
          <table:table-cell table:formula="of:=[.F11]/9810" office:value-type="float" office:value="0.00261977573904179" calcext:value-type="float">
            <text:p>0,0026197757390417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85" calcext:value-type="float">
            <text:p>185</text:p>
          </table:table-cell>
          <table:table-cell table:formula="of:=[.B12]/9810" office:value-type="float" office:value="0.0188583078491335" calcext:value-type="float">
            <text:p>0,018858307849133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8.2" calcext:value-type="float">
            <text:p>28,2</text:p>
          </table:table-cell>
          <table:table-cell table:formula="of:=[.F12]/9810" office:value-type="float" office:value="0.00287461773700306" calcext:value-type="float">
            <text:p>0,0028746177370030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.2" calcext:value-type="float">
            <text:p>25,2</text:p>
          </table:table-cell>
          <table:table-cell table:formula="of:=[.F12]/9810" office:value-type="float" office:value="0.00287461773700306" calcext:value-type="float">
            <text:p>0,002874617737003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18" calcext:value-type="float">
            <text:p>218</text:p>
          </table:table-cell>
          <table:table-cell table:formula="of:=[.B13]/9810" office:value-type="float" office:value="0.0222222222222222" calcext:value-type="float">
            <text:p>0,0222222222222222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30.8" calcext:value-type="float">
            <text:p>30,8</text:p>
          </table:table-cell>
          <table:table-cell table:formula="of:=[.F13]/9810" office:value-type="float" office:value="0.00313965341488277" calcext:value-type="float">
            <text:p>0,00313965341488277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7.2" calcext:value-type="float">
            <text:p>27,2</text:p>
          </table:table-cell>
          <table:table-cell table:formula="of:=[.F13]/9810" office:value-type="float" office:value="0.00313965341488277" calcext:value-type="float">
            <text:p>0,0031396534148827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51" calcext:value-type="float">
            <text:p>251</text:p>
          </table:table-cell>
          <table:table-cell table:formula="of:=[.B14]/9810" office:value-type="float" office:value="0.0255861365953109" calcext:value-type="float">
            <text:p>0,025586136595310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3.3" calcext:value-type="float">
            <text:p>33,3</text:p>
          </table:table-cell>
          <table:table-cell table:formula="of:=[.F14]/9810" office:value-type="float" office:value="0.00339449541284404" calcext:value-type="float">
            <text:p>0,0033944954128440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0.3" calcext:value-type="float">
            <text:p>30,3</text:p>
          </table:table-cell>
          <table:table-cell table:formula="of:=[.F14]/9810" office:value-type="float" office:value="0.00339449541284404" calcext:value-type="float">
            <text:p>0,003394495412844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85" calcext:value-type="float">
            <text:p>285</text:p>
          </table:table-cell>
          <table:table-cell table:formula="of:=[.B15]/9810" office:value-type="float" office:value="0.0290519877675841" calcext:value-type="float">
            <text:p>0,0290519877675841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35.7" calcext:value-type="float">
            <text:p>35,7</text:p>
          </table:table-cell>
          <table:table-cell table:formula="of:=[.F15]/9810" office:value-type="float" office:value="0.00363914373088685" calcext:value-type="float">
            <text:p>0,00363914373088685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33.4" calcext:value-type="float">
            <text:p>33,4</text:p>
          </table:table-cell>
          <table:table-cell table:formula="of:=[.F15]/9810" office:value-type="float" office:value="0.00363914373088685" calcext:value-type="float">
            <text:p>0,0036391437308868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12" calcext:value-type="float">
            <text:p>312</text:p>
          </table:table-cell>
          <table:table-cell table:formula="of:=[.B16]/9810" office:value-type="float" office:value="0.0318042813455657" calcext:value-type="float">
            <text:p>0,0318042813455657</text:p>
          </table:table-cell>
          <table:table-cell/>
          <table:table-cell>
            <draw:frame draw:z-index="1" draw:style-name="gr1" draw:text-style-name="P1" svg:width="15.984cm" svg:height="8.993cm" svg:x="0cm" svg:y="0.253cm">
              <draw:object draw:notify-on-update-of-ranges="Feuille1.E3:Feuille1.E15 Feuille1.E1:Feuille1.E1 Feuille1.F3:Feuille1.F15 Feuille1.E3:Feuille1.E15 Feuille1.I1:Feuille1.I1 Feuille1.J3:Feuille1.J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40" calcext:value-type="float">
            <text:p>340</text:p>
          </table:table-cell>
          <table:table-cell table:formula="of:=[.B17]/9810" office:value-type="float" office:value="0.0346585117227319" calcext:value-type="float">
            <text:p>0,0346585117227319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5" calcext:value-type="float">
            <text:p>355</text:p>
          </table:table-cell>
          <table:table-cell table:formula="of:=[.B18]/9810" office:value-type="float" office:value="0.0361875637104995" calcext:value-type="float">
            <text:p>0,0361875637104995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81" calcext:value-type="float">
            <text:p>381</text:p>
          </table:table-cell>
          <table:table-cell table:formula="of:=[.B19]/9810" office:value-type="float" office:value="0.0388379204892966" calcext:value-type="float">
            <text:p>0,0388379204892966</text:p>
          </table:table-cell>
          <table:table-cell table:number-columns-repeated="8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00" calcext:value-type="float">
            <text:p>400</text:p>
          </table:table-cell>
          <table:table-cell table:formula="of:=[.B20]/9810" office:value-type="float" office:value="0.0407747196738022" calcext:value-type="float">
            <text:p>0,0407747196738022</text:p>
          </table:table-cell>
          <table:table-cell table:number-columns-repeated="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5" calcext:value-type="float">
            <text:p>405</text:p>
          </table:table-cell>
          <table:table-cell table:formula="of:=[.B21]/9810" office:value-type="float" office:value="0.0412844036697248" calcext:value-type="float">
            <text:p>0,0412844036697248</text:p>
          </table:table-cell>
          <table:table-cell table:number-columns-repeated="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25" calcext:value-type="float">
            <text:p>425</text:p>
          </table:table-cell>
          <table:table-cell table:formula="of:=[.B22]/9810" office:value-type="float" office:value="0.0433231396534149" calcext:value-type="float">
            <text:p>0,0433231396534149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brûlé</text:p>
          </table:table-cell>
          <table:table-cell table:formula="of:=[.B23]/9810" office:value-type="string" office:string-value="" calcext:value-type="error">
            <text:p>#VALEUR !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1:07:40.859000000</meta:creation-date>
    <dc:date>2024-05-24T12:03:25.866000000</dc:date>
    <meta:editing-duration>PT55M46S</meta:editing-duration>
    <meta:editing-cycles>1</meta:editing-cycles>
    <meta:document-statistic meta:table-count="1" meta:cell-count="152" meta:object-count="2"/>
    <meta:generator>LibreOffice/7.6.4.1$Windows_X86_64 LibreOffice_project/e19e193f88cd6c0525a17fb7a176ed8e6a3e2a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94cm" xlink:href=".." xlink:type="simple" chart:class="chart:scatter" chart:style-name="ch1">
        <chart:legend chart:legend-position="end" svg:x="11.402cm" svg:y="3.943cm" style:legend-expansion="high" chart:style-name="ch2"/>
        <chart:plot-area chart:style-name="ch3" table:cell-range-address="Feuille1.A5:Feuille1.B22" svg:x="1.32cm" svg:y="0.179cm" svg:width="9.763cm" svg:height="7.665cm">
          <chart:coordinate-region svg:x="2.143cm" svg:y="0.382cm" svg:width="8.557cm" svg:height="6.809cm"/>
          <chart:axis chart:dimension="x" chart:name="primary-x" chart:style-name="ch4">
            <chart:title svg:x="4.482cm" svg:y="8.023cm" chart:style-name="ch5">
              <text:p>Largeur d'impulsion (µs)</text:p>
            </chart:title>
          </chart:axis>
          <chart:axis chart:dimension="y" chart:name="primary-y" chart:style-name="ch6">
            <chart:title svg:x="0.451cm" svg:y="5.127cm" chart:style-name="ch7">
              <text:p>Poussée (en g)</text:p>
            </chart:title>
            <chart:grid chart:style-name="ch8" chart:class="major"/>
          </chart:axis>
          <chart:series chart:style-name="ch9" chart:values-cell-range-address="Feuille1.B5:Feuille1.B22" chart:class="chart:scatter">
            <chart:domain table:cell-range-address="Feuille1.A5:Feuille1.A22"/>
            <chart:regression-curve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Feuille1.A5:Feuille1.A22</svg:desc>
                </draw:g>
              </table:table-cell>
              <table:table-cell office:value-type="float" office:value="11">
                <text:p>11</text:p>
                <draw:g>
                  <svg:desc>Feuille1.B5:Feuille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0">
                <text:p>18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0">
                <text:p>19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425">
                <text:p>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text-properties fo:color="#2a6099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text-properties fo:color="#ff8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8.994cm" xlink:href=".." xlink:type="simple" chart:class="chart:scatter" chart:style-name="ch1">
        <chart:legend chart:legend-position="end" svg:x="11.932cm" svg:y="3.439cm" style:legend-expansion="high" chart:style-name="ch2"/>
        <chart:plot-area chart:style-name="ch3" table:cell-range-address="Feuille1.E3:Feuille1.F15 Feuille1.E1:Feuille1.E1 Feuille1.I1:Feuille1.I1 Feuille1.J3:Feuille1.J15" chart:data-source-has-labels="row" svg:x="1.32cm" svg:y="0.179cm" svg:width="10.293cm" svg:height="7.665cm">
          <chart:coordinate-region svg:x="1.952cm" svg:y="0.381cm" svg:width="9.278cm" svg:height="6.81cm"/>
          <chart:axis chart:dimension="x" chart:name="primary-x" chart:style-name="ch4">
            <chart:title svg:x="4.747cm" svg:y="8.023cm" chart:style-name="ch5">
              <text:p>Largeur d'impulsion (µs)</text:p>
            </chart:title>
          </chart:axis>
          <chart:axis chart:dimension="y" chart:name="primary-y" chart:style-name="ch6">
            <chart:title svg:x="0.451cm" svg:y="5.127cm" chart:style-name="ch7">
              <text:p>Poussée (en g)</text:p>
            </chart:title>
            <chart:grid chart:style-name="ch8" chart:class="major"/>
          </chart:axis>
          <chart:series chart:style-name="ch9" chart:values-cell-range-address="Feuille1.F3:Feuille1.F15" chart:label-cell-address="Feuille1.E1:Feuille1.E1" chart:class="chart:scatter">
            <chart:domain table:cell-range-address="Feuille1.E3:Feuille1.E15"/>
            <chart:regression-curve chart:style-name="ch10">
              <chart:equation chart:display-equation="true" chart:display-r-square="false" svg:x="2.247cm" svg:y="1.1cm" chart:style-name="ch11"/>
            </chart:regression-curve>
            <chart:data-point chart:repeated="13"/>
          </chart:series>
          <chart:series chart:style-name="ch12" chart:values-cell-range-address="Feuille1.J3:Feuille1.J15" chart:label-cell-address="Feuille1.I1:Feuille1.I1" chart:class="chart:scatter">
            <chart:regression-curve chart:style-name="ch13">
              <chart:equation chart:display-equation="true" chart:display-r-square="false" svg:x="2.245cm" svg:y="1.571cm" chart:style-name="ch14"/>
            </chart:regression-curve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Sens 1</text:p>
                <draw:g>
                  <svg:desc>Feuille1.E1:Feuille1.E1</svg:desc>
                </draw:g>
              </table:table-cell>
              <table:table-cell office:value-type="string">
                <text:p>Sens 2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0">
                <text:p>1050</text:p>
                <draw:g>
                  <svg:desc>Feuille1.E3:Feuille1.E15</svg:desc>
                </draw:g>
              </table:table-cell>
              <table:table-cell office:value-type="float" office:value="0">
                <text:p>0</text:p>
                <draw:g>
                  <svg:desc>Feuille1.F3:Feuille1.F15</svg:desc>
                </draw:g>
              </table:table-cell>
              <table:table-cell office:value-type="float" office:value="0">
                <text:p>0</text:p>
                <draw:g>
                  <svg:desc>Feuille1.J3:Feuille1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">
                <text:p>1150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1.9">
                <text:p>11.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5.2">
                <text:p>15.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">
                <text:p>1350</text:p>
              </table:table-cell>
              <table:table-cell office:value-type="float" office:value="19.4">
                <text:p>19.4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22.4">
                <text:p>22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0">
                <text:p>1450</text:p>
              </table:table-cell>
              <table:table-cell office:value-type="float" office:value="25.7">
                <text:p>25.7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28.2">
                <text:p>28.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0">
                <text:p>1550</text:p>
              </table:table-cell>
              <table:table-cell office:value-type="float" office:value="30.8">
                <text:p>30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">
                <text:p>1600</text:p>
              </table:table-cell>
              <table:table-cell office:value-type="float" office:value="33.3">
                <text:p>33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0">
                <text:p>1650</text:p>
              </table:table-cell>
              <table:table-cell office:value-type="float" office:value="35.7">
                <text:p>35.7</text:p>
              </table:table-cell>
              <table:table-cell office:value-type="float" office:value="33.4">
                <text:p>33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